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9" style:family="table-cell" style:data-style-name="N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28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40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40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fo:font-size="16pt" fo:language="cs" fo:country="CZ" officeooo:rsid="0017c9fd" officeooo:paragraph-rsid="0017c9fd" style:font-size-asian="14pt" style:font-size-complex="16pt"/>
    </style:style>
    <style:style style:name="P2" style:family="paragraph" style:parent-style-name="Standard">
      <style:text-properties fo:font-size="12pt" fo:language="cs" fo:country="CZ" officeooo:rsid="0017c9fd" officeooo:paragraph-rsid="0017c9fd" style:font-size-asian="10.5pt" style:font-size-complex="12pt"/>
    </style:style>
    <style:style style:name="P3" style:family="paragraph" style:parent-style-name="Standard">
      <style:text-properties fo:font-size="12pt" fo:language="cs" fo:country="CZ" fo:font-style="normal" officeooo:rsid="001dada7" officeooo:paragraph-rsid="001dada7" style:font-size-asian="10.5pt" style:font-style-asian="normal" style:font-size-complex="12pt" style:font-style-complex="normal"/>
    </style:style>
    <style:style style:name="P4" style:family="paragraph" style:parent-style-name="Standard">
      <style:text-properties fo:font-size="14pt" fo:language="cs" fo:country="CZ" fo:font-weight="bold" officeooo:rsid="0017c9fd" officeooo:paragraph-rsid="0017c9f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cs" fo:country="CZ" fo:font-style="normal" fo:font-weight="bold" officeooo:rsid="001d5533" officeooo:paragraph-rsid="001d5533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break-before="page"/>
      <style:text-properties fo:font-size="14pt" fo:language="cs" fo:country="CZ" fo:font-style="normal" fo:font-weight="bold" officeooo:rsid="001f4cc7" officeooo:paragraph-rsid="001f4cc7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font-size="14pt" fo:language="cs" fo:country="CZ" fo:font-style="normal" fo:font-weight="bold" officeooo:rsid="001f4cc7" officeooo:paragraph-rsid="001f4cc7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9pt" fo:language="cs" fo:country="CZ" officeooo:rsid="0017c9fd" officeooo:paragraph-rsid="0017c9fd" style:font-size-asian="7.84999990463257pt" style:font-size-complex="9pt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s" fo:country="CZ" fo:font-style="normal" fo:text-shadow="none" style:text-underline-style="none" fo:font-weight="normal" officeooo:rsid="00236f62" officeooo:paragraph-rsid="00236f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s" fo:country="CZ" fo:font-style="normal" fo:text-shadow="none" style:text-underline-style="none" fo:font-weight="normal" officeooo:rsid="002206df" officeooo:paragraph-rsid="00220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s" fo:country="CZ" fo:font-style="normal" fo:text-shadow="none" style:text-underline-style="none" fo:font-weight="normal" officeooo:rsid="0020a322" officeooo:paragraph-rsid="0020a3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s" fo:country="CZ" fo:font-style="normal" fo:text-shadow="none" style:text-underline-style="none" fo:font-weight="normal" officeooo:rsid="001f4cc7" officeooo:paragraph-rsid="001f4c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s" fo:country="CZ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s" fo:country="CZ" fo:font-style="normal" fo:text-shadow="none" style:text-underline-style="none" fo:font-weight="normal" officeooo:rsid="0024e5c0" officeooo:paragraph-rsid="0024e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s" fo:country="CZ" fo:font-style="normal" fo:text-shadow="none" style:text-underline-style="none" fo:font-weight="normal" officeooo:rsid="0027eed0" officeooo:paragraph-rsid="0027ee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s" fo:country="CZ" fo:font-style="normal" fo:text-shadow="none" style:text-underline-style="none" fo:font-weight="normal" officeooo:rsid="002bb6eb" officeooo:paragraph-rsid="002bb6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s" fo:country="CZ" fo:font-style="normal" fo:text-shadow="none" style:text-underline-style="none" fo:font-weight="normal" officeooo:rsid="002d5359" officeooo:paragraph-rsid="002d53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s" fo:country="CZ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cs" fo:country="CZ" fo:font-style="normal" fo:text-shadow="none" style:text-underline-style="none" fo:font-weight="bold" officeooo:rsid="001f4cc7" officeooo:paragraph-rsid="001f4c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Standard" style:list-style-name="L1">
      <style:text-properties fo:font-size="12pt" fo:language="cs" fo:country="CZ" officeooo:rsid="0017c9fd" officeooo:paragraph-rsid="0017c9fd" style:font-size-asian="10.5pt" style:font-size-complex="12pt"/>
    </style:style>
    <style:style style:name="P21" style:family="paragraph" style:parent-style-name="Standard" style:list-style-name="L1">
      <style:text-properties fo:font-size="12pt" fo:language="cs" fo:country="CZ" officeooo:rsid="0017c9fd" officeooo:paragraph-rsid="001bc2df" style:font-size-asian="10.5pt" style:font-size-complex="12pt"/>
    </style:style>
    <style:style style:name="P22" style:family="paragraph" style:parent-style-name="Standard" style:list-style-name="L1">
      <style:text-properties fo:font-size="12pt" fo:language="cs" fo:country="CZ" officeooo:rsid="001a2e98" officeooo:paragraph-rsid="001a2e98" style:font-size-asian="10.5pt" style:font-size-complex="12pt"/>
    </style:style>
    <style:style style:name="P23" style:family="paragraph" style:parent-style-name="Standard" style:list-style-name="L1">
      <style:text-properties fo:font-size="12pt" fo:language="cs" fo:country="CZ" officeooo:rsid="001a2e98" officeooo:paragraph-rsid="001bc2df" style:font-size-asian="10.5pt" style:font-size-complex="12pt"/>
    </style:style>
    <style:style style:name="P24" style:family="paragraph" style:parent-style-name="Standard" style:list-style-name="L1">
      <style:text-properties fo:font-size="12pt" fo:language="cs" fo:country="CZ" officeooo:rsid="001bc2df" officeooo:paragraph-rsid="001bc2df" style:font-size-asian="10.5pt" style:font-size-complex="12pt"/>
    </style:style>
    <style:style style:name="P25" style:family="paragraph" style:parent-style-name="Standard" style:list-style-name="L1">
      <style:text-properties fo:font-size="12pt" fo:language="cs" fo:country="CZ" officeooo:rsid="001d243c" officeooo:paragraph-rsid="001d243c" style:font-size-asian="10.5pt" style:font-size-complex="12pt"/>
    </style:style>
    <style:style style:name="P26" style:family="paragraph" style:parent-style-name="Standard" style:list-style-name="L1">
      <style:text-properties fo:font-size="12pt" fo:language="cs" fo:country="CZ" officeooo:rsid="001d5533" officeooo:paragraph-rsid="001d5533" style:font-size-asian="10.5pt" style:font-size-complex="12pt"/>
    </style:style>
    <style:style style:name="P27" style:family="paragraph" style:parent-style-name="Standard" style:list-style-name="L2">
      <style:text-properties fo:font-size="12pt" fo:language="cs" fo:country="CZ" officeooo:rsid="001d5533" officeooo:paragraph-rsid="001d5533" style:font-size-asian="10.5pt" style:font-size-complex="12pt"/>
    </style:style>
    <style:style style:name="P28" style:family="paragraph" style:parent-style-name="Standard" style:list-style-name="L1">
      <style:text-properties fo:font-size="12pt" fo:language="cs" fo:country="CZ" fo:font-style="normal" officeooo:rsid="001bc2df" officeooo:paragraph-rsid="001bc2df" style:font-size-asian="10.5pt" style:font-style-asian="normal" style:font-size-complex="12pt" style:font-style-complex="normal"/>
    </style:style>
    <style:style style:name="P29" style:family="paragraph" style:parent-style-name="Standard" style:list-style-name="L1">
      <style:text-properties fo:font-size="12pt" fo:language="cs" fo:country="CZ" fo:font-style="normal" officeooo:rsid="001d5533" officeooo:paragraph-rsid="001d5533" style:font-size-asian="10.5pt" style:font-style-asian="normal" style:font-size-complex="12pt" style:font-style-complex="normal"/>
    </style:style>
    <style:style style:name="P30" style:family="paragraph" style:parent-style-name="Standard" style:list-style-name="L2">
      <style:text-properties fo:font-size="12pt" fo:language="cs" fo:country="CZ" fo:font-style="normal" officeooo:rsid="001d5533" officeooo:paragraph-rsid="001d5533" style:font-size-asian="10.5pt" style:font-style-asian="normal" style:font-size-complex="12pt" style:font-style-complex="normal"/>
    </style:style>
    <style:style style:name="P31" style:family="paragraph" style:parent-style-name="Standard" style:list-style-name="L3">
      <style:text-properties fo:font-size="12pt" fo:language="cs" fo:country="CZ" fo:font-style="normal" officeooo:rsid="001dada7" officeooo:paragraph-rsid="001dada7" style:font-size-asian="10.5pt" style:font-style-asian="normal" style:font-size-complex="12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a2e98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officeooo:rsid="001a2e98"/>
    </style:style>
    <style:style style:name="T8" style:family="text">
      <style:text-properties officeooo:rsid="001bc2df"/>
    </style:style>
    <style:style style:name="T9" style:family="text">
      <style:text-properties officeooo:rsid="001d243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206df"/>
    </style:style>
    <style:style style:name="T12" style:family="text">
      <style:text-properties officeooo:rsid="00236f62"/>
    </style:style>
    <style:style style:name="T13" style:family="text">
      <style:text-properties officeooo:rsid="002a48b9"/>
    </style:style>
    <style:style style:name="T14" style:family="text">
      <style:text-properties officeooo:rsid="002fa7b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ace k chytrému sklepu</text:p>
      <text:p text:style-name="P8">Vypracoval: Jan Holý</text:p>
      <text:p text:style-name="P8"/>
      <text:p text:style-name="P4">Komunikace:</text:p>
      <text:p text:style-name="P2">Zapojení:</text:p>
      <text:list xml:id="list756544328" text:style-name="L1">
        <text:list-item>
          <text:p text:style-name="P20">Všechny A<text:span text:style-name="T8">tmegy</text:span> jsou propojeny 3 kabely – SPI<text:span text:style-name="T8">0</text:span>.</text:p>
          <text:list>
            <text:list-item>
              <text:p text:style-name="P20">Tahle komunikace se používá na jejich následné programování Raspberry pi zero <text:span text:style-name="T7">(dále jen „Zero“)</text:span>.</text:p>
            </text:list-item>
            <text:list-item>
              <text:p text:style-name="P20">Také se používá na posílání dat mezi jednotlivými A<text:span text:style-name="T7">t</text:span>megami.</text:p>
            </text:list-item>
            <text:list-item>
              <text:p text:style-name="P20">Dále se používá na komunikaci Main A<text:span text:style-name="T7">t</text:span>megy <text:span text:style-name="T7">(dále jen „Main“)</text:span> s bezdrátovým modulem nRF24L01.</text:p>
            </text:list-item>
          </text:list>
        </text:list-item>
        <text:list-item>
          <text:p text:style-name="P22">Všechny A<text:span text:style-name="T8">tmegy</text:span> jsou propojeny jedním kabelem jménem <text:span text:style-name="T2">SafePin, </text:span><text:span text:style-name="T6">který při nahrávání kódu zastaví všechnu komunikaci.</text:span></text:p>
        </text:list-item>
        <text:list-item>
          <text:p text:style-name="P20">Main je propojená s<text:span text:style-name="T7">e Z</text:span>ero pomocí USART.</text:p>
        </text:list-item>
        <text:list-item>
          <text:p text:style-name="P20">Main je přípojená pomocí <text:span text:style-name="T1">MasterOrder</text:span><text:span text:style-name="T4"> kabelu </text:span><text:span text:style-name="T5">do</text:span><text:span text:style-name="T4"> Interface A</text:span><text:span text:style-name="T5">t</text:span><text:span text:style-name="T4">mega </text:span><text:span text:style-name="T5">(dále jen „Interface“)</text:span><text:span text:style-name="T4">.</text:span></text:p>
        </text:list-item>
        <text:list-item>
          <text:p text:style-name="P28">Zero komunikuje se čtečkou čipů (RFID-RC522) pomocí SPI1.</text:p>
        </text:list-item>
      </text:list>
      <text:p text:style-name="P2">Vysvělení komunikací:</text:p>
      <text:list xml:id="list125617336645743" text:continue-numbering="true" text:style-name="L1">
        <text:list-item>
          <text:p text:style-name="P21">SPI<text:span text:style-name="T8">0</text:span></text:p>
          <text:list>
            <text:list-item>
              <text:p text:style-name="P23">Programování Atmeg pomocí Zero.</text:p>
            </text:list-item>
            <text:list-item>
              <text:p text:style-name="P22">Posílání dat <text:span text:style-name="T8">z</text:span> <text:span text:style-name="T8">S</text:span>en<text:span text:style-name="T8">s</text:span>or <text:span text:style-name="T8">Atmega(dále jen „Sensor“)</text:span> do Main.</text:p>
            </text:list-item>
            <text:list-item>
              <text:p text:style-name="P22">Interface po vynucení (viz <text:span text:style-name="T1">MasterOrder</text:span>) odešle zmáčknuté tlačítko na numpadu Main. (Tahle komunikace je ze všech nejsložitější, jelikož po výběru na numpadu se z Main musí jěště poslat do Interface data senzorů.)</text:p>
            </text:list-item>
            <text:list-item>
              <text:p text:style-name="P22">Main komunikuje s bezdrátovým modulem nRF24L01.</text:p>
            </text:list-item>
          </text:list>
        </text:list-item>
        <text:list-item>
          <text:p text:style-name="P24">SPI1</text:p>
          <text:list>
            <text:list-item>
              <text:p text:style-name="P24">Komunikace čtečky čipů se Zero – soubory na práci s RFID-RC522 se nachází ve složce <text:span text:style-name="T1">pi-rfid</text:span>. </text:p>
            </text:list-item>
          </text:list>
        </text:list-item>
        <text:list-item>
          <text:p text:style-name="P24">SafePin (GPIO4)</text:p>
          <text:list>
            <text:list-item>
              <text:p text:style-name="P24">Pokud je na GPIO4 1, tak Atmegy <text:span text:style-name="T9">přestanou komunikovat.</text:span></text:p>
            </text:list-item>
            <text:list-item>
              <text:p text:style-name="P25">Pokud je na GPIO4 0, tak Atmegy mohou bez problému komunikovat.</text:p>
            </text:list-item>
          </text:list>
        </text:list-item>
        <text:list-item>
          <text:p text:style-name="P25">USART</text:p>
          <text:list>
            <text:list-item>
              <text:p text:style-name="P25">Základní USART komunikace mezi Main a Zero – soubory na komunikace se nachází ve složce <text:span text:style-name="T1">Arduino_Programming/pythonCode</text:span><text:span text:style-name="T4">.</text:span></text:p>
            </text:list-item>
          </text:list>
        </text:list-item>
        <text:list-item>
          <text:p text:style-name="P29">MasterOrder</text:p>
          <text:list>
            <text:list-item>
              <text:p text:style-name="P29">Kabel slouží k vynucení komunikace Main s Interface.</text:p>
            </text:list-item>
            <text:list-item>
              <text:p text:style-name="P26"><text:span text:style-name="T4">Pokud je </text:span><text:span text:style-name="T1">MasterOrder</text:span><text:span text:style-name="T4"> 1, tak Interface chce komunikovat s Main.</text:span></text:p>
            </text:list-item>
            <text:list-item>
              <text:p text:style-name="P26"><text:span text:style-name="T4">Pokud je </text:span><text:span text:style-name="T1">MasterOrder</text:span><text:span text:style-name="T4"> 0, tak Interface nechce komunikovat s Main.</text:span></text:p>
            </text:list-item>
          </text:list>
        </text:list-item>
      </text:list>
      <text:p text:style-name="P5">Programování Atmeg:</text:p>
      <text:list xml:id="list3468901050" text:style-name="L2">
        <text:list-item>
          <text:p text:style-name="P30">Atmegy jsou programovány v klasickém .ino formátu.</text:p>
        </text:list-item>
        <text:list-item>
          <text:p text:style-name="P30">Knihovny se nachází ve stejné složce jako kód a jsou importovány pomocí apostrofů.</text:p>
        </text:list-item>
        <text:list-item>
          <text:p text:style-name="P27"><text:span text:style-name="T4">Pro programování se používá skript </text:span><text:span text:style-name="T1">uploadFileIno.sh.</text:span></text:p>
          <text:list>
            <text:list-item>
              <text:p text:style-name="P30">Ukázka použití skriptu: $ sudo ./uploadFileIno.sh 1 masterATmega1 <text:span text:style-name="T10">nebo</text:span> $ sudo ./uploadFileIno.sh master masterATmega1.</text:p>
            </text:list-item>
            <text:list-item>
              <text:p text:style-name="P30">Skript nahradí v <text:span text:style-name="T1">avrdude.conf </text:span>reset pin na adekvátní pin Atmegy.</text:p>
            </text:list-item>
          </text:list>
        </text:list-item>
      </text:list>
      <text:p text:style-name="P5">Zaloha:</text:p>
      <text:list xml:id="list4108108112" text:style-name="L3">
        <text:list-item>
          <text:p text:style-name="P31">Cesta zálohy je <text:span text:style-name="T1">/share/homes/Moje_slozky/RaspberryPi.</text:span></text:p>
        </text:list-item>
      </text:list>
      <text:p text:style-name="P3"/>
      <text:p text:style-name="P6">Plošný spoj názvy:</text:p>
      <table:table table:name="Table1" table:style-name="Table1" table:template-name="Box List Blu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PCB</text:p>
          </table:table-cell>
          <table:table-cell table:style-name="Table1.A1" office:value-type="string">
            <text:p text:style-name="P19">Název</text:p>
          </table:table-cell>
        </table:table-row>
        <table:table-row table:style-name="Table1.1">
          <table:table-cell table:style-name="Table1.A2" office:value-type="string">
            <text:p text:style-name="P12">U1</text:p>
          </table:table-cell>
          <table:table-cell table:style-name="Table1.B2" office:value-type="string">
            <text:p text:style-name="P12">Main Atmega</text:p>
          </table:table-cell>
        </table:table-row>
        <table:table-row table:style-name="Table1.1">
          <table:table-cell table:style-name="Table1.A3" office:value-type="string">
            <text:p text:style-name="P12">U<text:span text:style-name="T14">2</text:span></text:p>
          </table:table-cell>
          <table:table-cell table:style-name="Table1.B3" office:value-type="string">
            <text:p text:style-name="P12"><text:span text:style-name="T14">Sensor</text:span> Atmega</text:p>
          </table:table-cell>
        </table:table-row>
        <table:table-row table:style-name="Table1.1">
          <table:table-cell table:style-name="Table1.A2" office:value-type="string">
            <text:p text:style-name="P12">U3</text:p>
          </table:table-cell>
          <table:table-cell table:style-name="Table1.B2" office:value-type="string">
            <text:p text:style-name="P12"><text:span text:style-name="T14">Interface</text:span> Atmega</text:p>
          </table:table-cell>
        </table:table-row>
        <table:table-row table:style-name="Table1.1">
          <table:table-cell table:style-name="Table1.A3" office:value-type="string">
            <text:p text:style-name="P11">R<text:span text:style-name="T11">R</text:span>1</text:p>
          </table:table-cell>
          <table:table-cell table:style-name="Table1.B3" office:value-type="string">
            <text:p text:style-name="P11">10K – reset resistor Main</text:p>
          </table:table-cell>
        </table:table-row>
        <table:table-row table:style-name="Table1.1">
          <table:table-cell table:style-name="Table1.A2" office:value-type="string">
            <text:p text:style-name="P10">RR2</text:p>
          </table:table-cell>
          <table:table-cell table:style-name="Table1.B2" office:value-type="string">
            <text:p text:style-name="P9">10K – reset resistor Sensor</text:p>
          </table:table-cell>
        </table:table-row>
        <table:table-row table:style-name="Table1.1">
          <table:table-cell table:style-name="Table1.A3" office:value-type="string">
            <text:p text:style-name="P10">RR3</text:p>
          </table:table-cell>
          <table:table-cell table:style-name="Table1.B3" office:value-type="string">
            <text:p text:style-name="P9">10K – reset resistor Interface</text:p>
          </table:table-cell>
        </table:table-row>
        <table:table-row table:style-name="Table1.1">
          <table:table-cell table:style-name="Table1.A2" office:value-type="string">
            <text:p text:style-name="P9">DR1</text:p>
          </table:table-cell>
          <table:table-cell table:style-name="Table1.B2" office:value-type="string">
            <text:p text:style-name="P9">10k - DHT22 resistor </text:p>
          </table:table-cell>
        </table:table-row>
        <table:table-row table:style-name="Table1.1">
          <table:table-cell table:style-name="Table1.A3" office:value-type="string">
            <text:p text:style-name="P10">R1-<text:span text:style-name="T12">R12</text:span></text:p>
          </table:table-cell>
          <table:table-cell table:style-name="Table1.B9" office:value-type="float" office:value="220">
            <text:p text:style-name="P9">220</text:p>
          </table:table-cell>
        </table:table-row>
        <table:table-row table:style-name="Table1.1">
          <table:table-cell table:style-name="Table1.A2" office:value-type="string">
            <text:p text:style-name="P9">C1-C6</text:p>
          </table:table-cell>
          <table:table-cell table:style-name="Table1.B2" office:value-type="string">
            <text:p text:style-name="P9">30p – krystal resistory</text:p>
          </table:table-cell>
        </table:table-row>
        <table:table-row table:style-name="Table1.1">
          <table:table-cell table:style-name="Table1.A3" office:value-type="string">
            <text:p text:style-name="P9">MPC<text:span text:style-name="T3">X</text:span></text:p>
          </table:table-cell>
          <table:table-cell table:style-name="Table1.B3" office:value-type="string">
            <text:p text:style-name="P9">Main Atmega PC<text:span text:style-name="T3">X</text:span></text:p>
          </table:table-cell>
        </table:table-row>
        <table:table-row table:style-name="Table1.1">
          <table:table-cell table:style-name="Table1.A2" office:value-type="string">
            <text:p text:style-name="P14">MData<text:span text:style-name="T13">1</text:span></text:p>
          </table:table-cell>
          <table:table-cell table:style-name="Table1.B2" office:value-type="string">
            <text:p text:style-name="P14">Main Atmega Data - PD2</text:p>
          </table:table-cell>
        </table:table-row>
        <table:table-row table:style-name="Table1.1">
          <table:table-cell table:style-name="Table1.A3" office:value-type="string">
            <text:p text:style-name="P14">MSafe<text:span text:style-name="T13">1</text:span></text:p>
          </table:table-cell>
          <table:table-cell table:style-name="Table1.B3" office:value-type="string">
            <text:p text:style-name="P14">Main Atmega Safe LED - PD4</text:p>
          </table:table-cell>
        </table:table-row>
        <table:table-row table:style-name="Table1.1">
          <table:table-cell table:style-name="Table1.A2" office:value-type="string">
            <text:p text:style-name="P15">SSafe<text:span text:style-name="T13">1</text:span></text:p>
          </table:table-cell>
          <table:table-cell table:style-name="Table1.B2" office:value-type="string">
            <text:p text:style-name="P15">Sensor Atmega Safe LED – PD2</text:p>
          </table:table-cell>
        </table:table-row>
        <table:table-row table:style-name="Table1.1">
          <table:table-cell table:style-name="Table1.A3" office:value-type="string">
            <text:p text:style-name="P15">SData<text:span text:style-name="T13">1</text:span></text:p>
          </table:table-cell>
          <table:table-cell table:style-name="Table1.B3" office:value-type="string">
            <text:p text:style-name="P15">Sensor Atmega Data LED - PB0</text:p>
          </table:table-cell>
        </table:table-row>
        <table:table-row table:style-name="Table1.1">
          <table:table-cell table:style-name="Table1.A2" office:value-type="string">
            <text:p text:style-name="P16">IData1</text:p>
          </table:table-cell>
          <table:table-cell table:style-name="Table1.B2" office:value-type="string">
            <text:p text:style-name="P16">Interface Atmega Data LED - PC0</text:p>
          </table:table-cell>
        </table:table-row>
        <table:table-row table:style-name="Table1.1">
          <table:table-cell table:style-name="Table1.A3" office:value-type="string">
            <text:p text:style-name="P16">ISafe1</text:p>
          </table:table-cell>
          <table:table-cell table:style-name="Table1.B3" office:value-type="string">
            <text:p text:style-name="P16">Interface Atmega Safe LED - PC3</text:p>
          </table:table-cell>
        </table:table-row>
        <table:table-row table:style-name="Table1.1">
          <table:table-cell table:style-name="Table1.A2" office:value-type="string">
            <text:p text:style-name="P16">Num1</text:p>
          </table:table-cell>
          <table:table-cell table:style-name="Table1.B2" office:value-type="string">
            <text:p text:style-name="P16">Num pad Interface</text:p>
          </table:table-cell>
        </table:table-row>
        <table:table-row table:style-name="Table1.1">
          <table:table-cell table:style-name="Table1.A3" office:value-type="string">
            <text:p text:style-name="P17">Power1</text:p>
          </table:table-cell>
          <table:table-cell table:style-name="Table1.B3" office:value-type="string">
            <text:p text:style-name="P17">Napajeni pomoci 5V</text:p>
          </table:table-cell>
        </table:table-row>
        <table:table-row table:style-name="Table1.1">
          <table:table-cell table:style-name="Table1.A2" office:value-type="string">
            <text:p text:style-name="P17">LCD1</text:p>
          </table:table-cell>
          <table:table-cell table:style-name="Table1.B2" office:value-type="string">
            <text:p text:style-name="P17">Lcd konektor</text:p>
          </table:table-cell>
        </table:table-row>
        <table:table-row table:style-name="Table1.1">
          <table:table-cell table:style-name="Table1.A3" office:value-type="string">
            <text:p text:style-name="P17">RFID1</text:p>
          </table:table-cell>
          <table:table-cell table:style-name="Table1.B3" office:value-type="string">
            <text:p text:style-name="P17">RFID konektro</text:p>
          </table:table-cell>
        </table:table-row>
        <table:table-row table:style-name="Table1.1">
          <table:table-cell table:style-name="Table1.A2" office:value-type="string">
            <text:p text:style-name="P17">Rasp_pins1</text:p>
          </table:table-cell>
          <table:table-cell table:style-name="Table1.B2" office:value-type="string">
            <text:p text:style-name="P17">Volne piny Raspberry pi pro rele</text:p>
          </table:table-cell>
        </table:table-row>
        <table:table-row table:style-name="Table1.1">
          <table:table-cell table:style-name="Table1.A3" office:value-type="string">
            <text:p text:style-name="P9">X1-X3</text:p>
          </table:table-cell>
          <table:table-cell table:style-name="Table1.B3" office:value-type="string">
            <text:p text:style-name="P9">16Mhz – Atmega krystal</text:p>
          </table:table-cell>
        </table:table-row>
        <table:table-row table:style-name="Table1.1">
          <table:table-cell table:style-name="Table1.A2" office:value-type="string">
            <text:p text:style-name="P9">V1</text:p>
          </table:table-cell>
          <table:table-cell table:style-name="Table1.B2" office:value-type="string">
            <text:p text:style-name="P9">Volne piny sensor atmegy</text:p>
          </table:table-cell>
        </table:table-row>
        <table:table-row table:style-name="Table1.1">
          <table:table-cell table:style-name="Table1.A3" office:value-type="string">
            <text:p text:style-name="P9">NRF1</text:p>
          </table:table-cell>
          <table:table-cell table:style-name="Table1.B3" office:value-type="string">
            <text:p text:style-name="P9">NRF24L01</text:p>
          </table:table-cell>
        </table:table-row>
        <table:table-row table:style-name="Table1.1">
          <table:table-cell table:style-name="Table1.A2" office:value-type="string">
            <text:p text:style-name="P14">Zero<text:span text:style-name="T13">1</text:span></text:p>
          </table:table-cell>
          <table:table-cell table:style-name="Table1.B2" office:value-type="string">
            <text:p text:style-name="P14">Raspberry Pi zero</text:p>
          </table:table-cell>
        </table:table-row>
        <table:table-row table:style-name="Table1.1">
          <table:table-cell table:style-name="Table1.A3" office:value-type="string">
            <text:p text:style-name="P13"/>
          </table:table-cell>
          <table:table-cell table:style-name="Table1.B9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13"/>
          </table:table-cell>
          <table:table-cell table:style-name="Table1.B28">
            <text:p text:style-name="P13"/>
          </table:table-cell>
        </table:table-row>
        <table:table-row table:style-name="Table1.1">
          <table:table-cell table:style-name="Table1.A3" office:value-type="string">
            <text:p text:style-name="P13"/>
          </table:table-cell>
          <table:table-cell table:style-name="Table1.B9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13"/>
          </table:table-cell>
          <table:table-cell table:style-name="Table1.B28">
            <text:p text:style-name="P13"/>
          </table:table-cell>
        </table:table-row>
        <table:table-row table:style-name="Table1.1">
          <table:table-cell table:style-name="Table1.A3" office:value-type="string">
            <text:p text:style-name="P13"/>
          </table:table-cell>
          <table:table-cell table:style-name="Table1.B9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13"/>
          </table:table-cell>
          <table:table-cell table:style-name="Table1.B28">
            <text:p text:style-name="P13"/>
          </table:table-cell>
        </table:table-row>
        <table:table-row table:style-name="Table1.1">
          <table:table-cell table:style-name="Table1.A3" office:value-type="string">
            <text:p text:style-name="P13"/>
          </table:table-cell>
          <table:table-cell table:style-name="Table1.B9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13"/>
          </table:table-cell>
          <table:table-cell table:style-name="Table1.B28">
            <text:p text:style-name="P13"/>
          </table:table-cell>
        </table:table-row>
        <table:table-row table:style-name="Table1.1">
          <table:table-cell table:style-name="Table1.A3" office:value-type="string">
            <text:p text:style-name="P13"/>
          </table:table-cell>
          <table:table-cell table:style-name="Table1.B9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13"/>
          </table:table-cell>
          <table:table-cell table:style-name="Table1.B28">
            <text:p text:style-name="P13"/>
          </table:table-cell>
        </table:table-row>
        <table:table-row table:style-name="Table1.1">
          <table:table-cell table:style-name="Table1.A3" office:value-type="string">
            <text:p text:style-name="P13"/>
          </table:table-cell>
          <table:table-cell table:style-name="Table1.B9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13"/>
          </table:table-cell>
          <table:table-cell table:style-name="Table1.B28">
            <text:p text:style-name="P13"/>
          </table:table-cell>
        </table:table-row>
        <table:table-row table:style-name="Table1.1">
          <table:table-cell table:style-name="Table1.A3" office:value-type="string">
            <text:p text:style-name="P13"/>
          </table:table-cell>
          <table:table-cell table:style-name="Table1.B9">
            <text:p text:style-name="P13"/>
          </table:table-cell>
        </table:table-row>
        <table:table-row table:style-name="Table1.1">
          <table:table-cell table:style-name="Table1.A40" office:value-type="string">
            <text:p text:style-name="P18"/>
          </table:table-cell>
          <table:table-cell table:style-name="Table1.B40">
            <text:p text:style-name="P18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7:00:17.055610034</meta:creation-date>
    <dc:date>2023-11-27T12:56:16.322615028</dc:date>
    <meta:editing-duration>P5DT12H50M1S</meta:editing-duration>
    <meta:editing-cycles>15</meta:editing-cycles>
    <meta:generator>LibreOffice/7.3.7.2$Linux_X86_64 LibreOffice_project/30$Build-2</meta:generator>
    <meta:document-statistic meta:table-count="1" meta:image-count="0" meta:object-count="0" meta:page-count="2" meta:paragraph-count="90" meta:word-count="439" meta:character-count="2698" meta:non-whitespace-character-count="2368"/>
  </office:meta>
</office:document-meta>
</file>